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34cm" svg:height="1.27cm" svg:x="4.286cm" svg:y="4.2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8cm" svg:height="1.429cm" svg:x="1.905cm" svg:y="2.6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8.255cm" svg:x="8.89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27cm" svg:x="9.525cm" svg:y="2.54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1.27cm" svg:x="9.525cm" svg:y="6.3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1.27cm" svg:x="18.415cm" svg:y="2.54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1.27cm" svg:x="18.415cm" svg:y="6.35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335cm" svg:y1="3.175cm" svg:x2="18.415cm" svg:y2="3.175cm">
          <text:p/>
        </draw:line>
        <draw:frame draw:style-name="gr5" draw:text-style-name="P3" draw:layer="layout" svg:width="4.265cm" svg:height="0.954cm" svg:x="13.673cm" svg:y="2.221cm">
          <draw:text-box>
            <text:p text:style-name="P3"><text:span text:style-name="T1">property shape</text:span></text:p>
          </draw:text-box>
        </draw:frame>
        <draw:line draw:style-name="gr4" draw:text-style-name="P2" draw:layer="layout" svg:x1="13.335cm" svg:y1="6.986cm" svg:x2="18.415cm" svg:y2="6.986cm">
          <text:p/>
        </draw:line>
        <draw:frame draw:style-name="gr5" draw:text-style-name="P3" draw:layer="layout" svg:width="4.265cm" svg:height="0.954cm" svg:x="13.673cm" svg:y="6.032cm">
          <draw:text-box>
            <text:p text:style-name="P3"><text:span text:style-name="T1">property shape</text:span></text:p>
          </draw:text-box>
        </draw:frame>
        <draw:line draw:style-name="gr4" draw:text-style-name="P2" draw:layer="layout" svg:x1="11.43cm" svg:y1="3.81cm" svg:x2="11.43cm" svg:y2="6.35cm">
          <text:p/>
        </draw:line>
        <draw:frame draw:style-name="gr5" draw:text-style-name="P3" draw:layer="layout" svg:width="3.364cm" svg:height="1.657cm" svg:x="11.43cm" svg:y="4.216cm">
          <draw:text-box>
            <text:p text:style-name="P3">preposition</text:p>
            <text:p text:style-name="P3">on</text:p>
          </draw:text-box>
        </draw:frame>
        <draw:custom-shape draw:style-name="gr6" draw:text-style-name="P1" draw:layer="layout" svg:width="3.81cm" svg:height="1.27cm" svg:x="0cm" svg:y="3.433cm">
          <text:p text:style-name="P1"><text:span text:style-name="T1">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1cm" svg:y1="4.068cm" svg:x2="8.89cm" svg:y2="4.068cm">
          <text:p/>
        </draw:line>
        <draw:frame draw:style-name="gr5" draw:text-style-name="P1" draw:layer="layout" svg:width="3.512cm" svg:height="1.657cm" svg:x="4.266cm" svg:y="3.998cm">
          <draw:text-box>
            <text:p text:style-name="P1">property</text:p>
            <text:p text:style-name="P1">partial-state</text:p>
          </draw:text-box>
        </draw:frame>
        <draw:frame draw:style-name="gr5" draw:text-style-name="P4" draw:layer="layout" svg:width="7.241cm" svg:height="0.954cm" svg:x="12.382cm" svg:y="0.316cm">
          <draw:text-box>
            <text:p text:style-name="P4"><text:span text:style-name="T2">“</text:span><text:span text:style-name="T2">A cube is on a pyramid.”</text:span></text:p>
          </draw:text-box>
        </draw:frame>
        <draw:custom-shape draw:style-name="gr1" draw:text-style-name="P1" draw:layer="layout" svg:width="3.334cm" svg:height="1.27cm" svg:x="4.286cm" svg:y="11.0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8cm" svg:height="1.429cm" svg:x="1.905cm" svg:y="9.4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27cm" svg:x="0cm" svg:y="10.16cm">
          <text:p text:style-name="P1"><text:span text:style-name="T1">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1cm" svg:y1="10.795cm" svg:x2="8.89cm" svg:y2="10.795cm">
          <text:p/>
        </draw:line>
        <draw:frame draw:style-name="gr5" draw:text-style-name="P1" draw:layer="layout" svg:width="3.512cm" svg:height="1.657cm" svg:x="4.266cm" svg:y="10.725cm">
          <draw:text-box>
            <text:p text:style-name="P1">property</text:p>
            <text:p text:style-name="P1">partial-state</text:p>
          </draw:text-box>
        </draw:frame>
        <draw:custom-shape draw:style-name="gr6" draw:text-style-name="P1" draw:layer="layout" svg:width="7.62cm" svg:height="1.27cm" svg:x="8.89cm" svg:y="10.16cm">
          <text:p text:style-name="P1"><text:span text:style-name="T1">“</text:span><text:span text:style-name="T1">A cube is on a pyramid.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11cm" svg:height="1.111cm" svg:x="5.556cm" svg:y="2.381cm">
          <text:p text:style-name="P1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111cm" svg:height="1.111cm" svg:x="5.556cm" svg:y="9.048cm">
          <text:p text:style-name="P1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2-18T15:00:27</meta:creation-date>
    <dc:date>2013-02-19T16:08:28</dc:date>
    <dc:creator>neptune </dc:creator>
    <meta:editing-duration>P1DT52M</meta:editing-duration>
    <meta:editing-cycles>13</meta:editing-cycles>
    <meta:generator>LibreOffice/3.5$Linux_X86_64 LibreOffice_project/350m1$Build-2</meta:generator>
    <meta:document-statistic meta:object-count="25"/>
  </office:meta>
</office:document-meta>
</file>